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188in" table:align="left" fo:background-color="transparent">
        <style:background-image/>
      </style:table-properties>
    </style:style>
    <style:style style:name="Table1.A" style:family="table-column">
      <style:table-column-properties style:column-width="1.0208in"/>
    </style:style>
    <style:style style:name="Table1.B" style:family="table-column">
      <style:table-column-properties style:column-width="2.5208in"/>
    </style:style>
    <style:style style:name="Table1.C" style:family="table-column">
      <style:table-column-properties style:column-width="3.1771in"/>
    </style:style>
    <style:style style:name="Table1.A1" style:family="table-cell">
      <style:table-cell-properties style:vertical-align="middle" fo:padding="0in" fo:border="none"/>
    </style:style>
    <style:style style:name="Table2" style:family="table">
      <style:table-properties style:width="8.8708in" table:align="left" fo:background-color="#ffffff">
        <style:background-image/>
      </style:table-properties>
    </style:style>
    <style:style style:name="Table2.A" style:family="table-column">
      <style:table-column-properties style:column-width="0.9833in"/>
    </style:style>
    <style:style style:name="Table2.B" style:family="table-column">
      <style:table-column-properties style:column-width="0.6132in"/>
    </style:style>
    <style:style style:name="Table2.C" style:family="table-column">
      <style:table-column-properties style:column-width="1.0667in"/>
    </style:style>
    <style:style style:name="Table2.D" style:family="table-column">
      <style:table-column-properties style:column-width="6.2076in"/>
    </style:style>
    <style:style style:name="Table2.A1" style:family="table-cell">
      <style:table-cell-properties style:vertical-align="middle" fo:padding="0in" fo:border="none"/>
    </style:style>
    <style:style style:name="Table3" style:family="table">
      <style:table-properties style:width="5.9368in" table:align="left" fo:background-color="transparent">
        <style:background-image/>
      </style:table-properties>
    </style:style>
    <style:style style:name="Table3.A" style:family="table-column">
      <style:table-column-properties style:column-width="0.8361in"/>
    </style:style>
    <style:style style:name="Table3.B" style:family="table-column">
      <style:table-column-properties style:column-width="5.1007in"/>
    </style:style>
    <style:style style:name="Table3.A1" style:family="table-cell">
      <style:table-cell-properties style:vertical-align="middle" style:border-line-width-left="0in 0.0014in 0.0007in" style:border-line-width-top="0in 0.0014in 0.0007in" style:border-line-width-bottom="0in 0.0014in 0.0007in" fo:padding="0.1042in" fo:border-left="0.05pt double #808080" fo:border-right="none" fo:border-top="0.05pt double #808080" fo:border-bottom="0.05pt double #808080"/>
    </style:style>
    <style:style style:name="Table3.B1" style:family="table-cell">
      <style:table-cell-properties style:vertical-align="middle" style:border-line-width="0in 0.0014in 0.0007in" fo:padding="0.1042in" fo:border="0.05pt double #808080"/>
    </style:style>
    <style:style style:name="Table3.A2" style:family="table-cell">
      <style:table-cell-properties style:vertical-align="middle" fo:padding="0in" fo:border="none"/>
    </style:style>
    <style:style style:name="Table4" style:family="table">
      <style:table-properties style:width="6.925in" table:align="left" fo:background-color="#ffffff">
        <style:background-image/>
      </style:table-properties>
    </style:style>
    <style:style style:name="Table4.A" style:family="table-column">
      <style:table-column-properties style:column-width="1.2979in"/>
    </style:style>
    <style:style style:name="Table4.B" style:family="table-column">
      <style:table-column-properties style:column-width="0.7493in"/>
    </style:style>
    <style:style style:name="Table4.C" style:family="table-column">
      <style:table-column-properties style:column-width="4.8778in"/>
    </style:style>
    <style:style style:name="Table4.A1" style:family="table-cell">
      <style:table-cell-properties style:vertical-align="middle" style:border-line-width-left="0in 0.0014in 0.0007in" style:border-line-width-top="0in 0.0014in 0.0007in" style:border-line-width-bottom="0in 0.0014in 0.0007in" fo:padding="0.1042in" fo:border-left="0.05pt double #808080" fo:border-right="none" fo:border-top="0.05pt double #808080" fo:border-bottom="0.05pt double #808080"/>
    </style:style>
    <style:style style:name="Table4.C1" style:family="table-cell">
      <style:table-cell-properties style:vertical-align="middle" style:border-line-width="0in 0.0014in 0.0007in" fo:padding="0.1042in" fo:border="0.05pt double #808080"/>
    </style:style>
    <style:style style:name="Table4.A2" style:family="table-cell">
      <style:table-cell-properties style:vertical-align="middle" fo:padding="0in" fo:border="none"/>
    </style:style>
    <style:style style:name="Table5" style:family="table">
      <style:table-properties style:width="2.2861in" table:align="center" fo:background-color="transparent">
        <style:background-image/>
      </style:table-properties>
    </style:style>
    <style:style style:name="Table5.A" style:family="table-column">
      <style:table-column-properties style:column-width="0.7993in"/>
    </style:style>
    <style:style style:name="Table5.B" style:family="table-column">
      <style:table-column-properties style:column-width="1.4868in"/>
    </style:style>
    <style:style style:name="Table5.A1" style:family="table-cell">
      <style:table-cell-properties style:vertical-align="middle" fo:padding="0in" fo:border="none"/>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0.8257in"/>
    </style:style>
    <style:style style:name="Table6.B" style:family="table-column">
      <style:table-column-properties style:column-width="6.0993in"/>
    </style:style>
    <style:style style:name="Table6.A1" style:family="table-cell">
      <style:table-cell-properties style:vertical-align="middle" style:border-line-width-left="0in 0.0014in 0.0007in" style:border-line-width-top="0in 0.0014in 0.0007in" style:border-line-width-bottom="0in 0.0014in 0.0007in" fo:padding="0.1042in" fo:border-left="0.05pt double #808080" fo:border-right="none" fo:border-top="0.05pt double #808080" fo:border-bottom="0.05pt double #808080"/>
    </style:style>
    <style:style style:name="Table6.B1" style:family="table-cell">
      <style:table-cell-properties style:vertical-align="middle" style:border-line-width="0in 0.0014in 0.0007in" fo:padding="0.1042in" fo:border="0.05pt double #808080"/>
    </style:style>
    <style:style style:name="Table6.A2" style:family="table-cell">
      <style:table-cell-properties style:vertical-align="middle" fo:padding="0in" fo:border="none"/>
    </style:style>
    <style:style style:name="Table7" style:family="table">
      <style:table-properties style:width="6.2861in" table:align="left" fo:background-color="#ffffff">
        <style:background-image/>
      </style:table-properties>
    </style:style>
    <style:style style:name="Table7.A" style:family="table-column">
      <style:table-column-properties style:column-width="1.0444in"/>
    </style:style>
    <style:style style:name="Table7.B" style:family="table-column">
      <style:table-column-properties style:column-width="5.2417in"/>
    </style:style>
    <style:style style:name="Table7.A1" style:family="table-cell">
      <style:table-cell-properties style:vertical-align="middle" style:border-line-width-left="0in 0.0014in 0.0007in" style:border-line-width-top="0in 0.0014in 0.0007in" style:border-line-width-bottom="0in 0.0014in 0.0007in" fo:padding="0.1042in" fo:border-left="0.05pt double #808080" fo:border-right="none" fo:border-top="0.05pt double #808080" fo:border-bottom="0.05pt double #808080"/>
    </style:style>
    <style:style style:name="Table7.B1" style:family="table-cell">
      <style:table-cell-properties style:vertical-align="middle" style:border-line-width="0in 0.0014in 0.0007in" fo:padding="0.1042in" fo:border="0.05pt double #808080"/>
    </style:style>
    <style:style style:name="Table7.A2" style:family="table-cell">
      <style:table-cell-properties style:vertical-align="middle" fo:padding="0in" fo:border="none"/>
    </style:style>
    <style:style style:name="P1" style:family="paragraph" style:parent-style-name="Heading_20_1">
      <style:text-properties fo:font-variant="normal" fo:text-transform="none" fo:color="#589442" style:font-name="Helvetica Neue" fo:font-size="27pt" fo:letter-spacing="normal" fo:font-style="normal" fo:font-weight="bold"/>
    </style:style>
    <style:style style:name="P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fo:letter-spacing="normal"/>
    </style:style>
    <style:style style:name="P4" style:family="paragraph" style:parent-style-name="Text_20_body">
      <style:paragraph-properties fo:margin-left="0in" fo:margin-right="0in" fo:margin-top="0in" fo:margin-bottom="0.1043in" loext:contextual-spacing="false" fo:orphans="2" fo:widows="2" fo:text-indent="0in" style:auto-text-indent="false"/>
    </style:style>
    <style:style style:name="P5" style:family="paragraph" style:parent-style-name="Text_20_body">
      <style:paragraph-properties fo:margin-left="0in" fo:margin-right="0in" fo:margin-top="0in" fo:margin-bottom="0.1043in" loext:contextual-spacing="false" fo:orphans="2" fo:widows="2" fo:text-indent="0in" style:auto-text-indent="false" style:writing-mode="lr-tb"/>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in" fo:margin-right="0in" fo:margin-top="0in" fo:margin-bottom="0.1043in" loext:contextual-spacing="false" fo:orphans="2" fo:widows="2" fo:text-indent="0in" style:auto-text-indent="false" style:writing-mode="lr-tb"/>
      <style:text-properties fo:font-variant="normal" fo:text-transform="none" fo:color="#333333" fo:letter-spacing="normal"/>
    </style:style>
    <style:style style:name="P7" style:family="paragraph" style:parent-style-name="Table_20_Contents">
      <style:paragraph-properties fo:margin-left="0in" fo:margin-right="0in" fo:margin-top="0in" fo:margin-bottom="0.1043in" loext:contextual-spacing="false" fo:text-indent="0in" style:auto-text-indent="false" style:writing-mode="lr-tb"/>
    </style:style>
    <style:style style:name="P8" style:family="paragraph" style:parent-style-name="Heading_20_2">
      <style:paragraph-properties fo:margin-left="0in" fo:margin-right="0in" fo:margin-top="0in" fo:margin-bottom="0.1043in" loext:contextual-spacing="false" fo:line-height="110%" fo:orphans="2" fo:widows="2" fo:text-indent="0in" style:auto-text-indent="false" fo:padding="0in" fo:border="none" style:writing-mode="lr-tb"/>
      <style:text-properties fo:font-variant="normal" fo:text-transform="none" fo:color="#333333" style:font-name="Helvetica Neue" fo:font-size="22.5pt" fo:letter-spacing="normal" fo:font-style="normal" fo:font-weight="bold"/>
    </style:style>
    <style:style style:name="P9" style:family="paragraph" style:parent-style-name="Heading_20_2">
      <style:paragraph-properties fo:margin-left="0in" fo:margin-right="0in" fo:margin-top="0in" fo:margin-bottom="0.1043in" loext:contextual-spacing="false" fo:line-height="110%" fo:orphans="2" fo:widows="2" fo:text-indent="0in" style:auto-text-indent="false" fo:padding="0in" fo:border="none"/>
      <style:text-properties fo:font-variant="normal" fo:text-transform="none" fo:color="#333333" style:font-name="Helvetica Neue" fo:font-size="22.5pt" fo:letter-spacing="normal" fo:font-style="normal" fo:font-weight="bold"/>
    </style:style>
    <style:style style:name="P10" style:family="paragraph" style:parent-style-name="Preformatted_20_Text">
      <style:paragraph-properties fo:margin-left="0in" fo:margin-right="0in" fo:margin-top="0in" fo:margin-bottom="0.1043in" loext:contextual-spacing="false" fo:line-height="142%" fo:orphans="2" fo:widows="2" fo:text-indent="0in" style:auto-text-indent="false" fo:padding="0.0937in" fo:border="0.06pt solid #cccccc" style:writing-mode="lr-tb"/>
      <style:text-properties fo:font-variant="normal" fo:text-transform="none" fo:color="#333333" style:font-name="Menlo" fo:font-size="9.75pt" fo:letter-spacing="normal" fo:font-style="normal" fo:font-weight="normal"/>
    </style:style>
    <style:style style:name="P11" style:family="paragraph" style:parent-style-name="Preformatted_20_Text">
      <style:paragraph-properties fo:margin-left="0in" fo:margin-right="0in" fo:margin-top="0in" fo:margin-bottom="0.1043in" loext:contextual-spacing="false" fo:line-height="142%" fo:text-indent="0in" style:auto-text-indent="false" fo:padding="0.0937in" fo:border="0.06pt solid #cccccc" style:writing-mode="lr-tb"/>
      <style:text-properties fo:color="#333333" style:font-name="Menlo" fo:font-size="9.75pt"/>
    </style:style>
    <style:style style:name="P12" style:family="paragraph" style:parent-style-name="Preformatted_20_Text">
      <style:paragraph-properties fo:margin-top="0in" fo:margin-bottom="0.1043in" loext:contextual-spacing="false" fo:line-height="142%" fo:orphans="2" fo:widows="2" fo:padding="0.0937in" fo:border="0.06pt solid #cccccc" style:writing-mode="lr-tb"/>
      <style:text-properties fo:font-variant="normal" fo:text-transform="none" fo:color="#333333" fo:letter-spacing="normal"/>
    </style:style>
    <style:style style:name="P13" style:family="paragraph" style:parent-style-name="Preformatted_20_Text">
      <style:paragraph-properties fo:margin-top="0in" fo:margin-bottom="0.1043in" loext:contextual-spacing="false" fo:line-height="142%" fo:orphans="2" fo:widows="2" fo:padding="0.0937in" fo:border="0.06pt solid #cccccc" style:writing-mode="lr-tb"/>
      <style:text-properties fo:font-variant="normal" fo:text-transform="none" fo:color="#333333" style:font-name="Menlo" fo:font-size="9.75pt" fo:letter-spacing="normal" fo:font-style="normal" fo:font-weight="normal"/>
    </style:style>
    <style:style style:name="P14" style:family="paragraph" style:parent-style-name="Preformatted_20_Text">
      <style:paragraph-properties fo:margin-top="0in" fo:margin-bottom="0.1043in" loext:contextual-spacing="false" fo:line-height="142%" fo:padding="0.0937in" fo:border="0.06pt solid #cccccc" style:writing-mode="lr-tb"/>
      <style:text-properties fo:color="#333333"/>
    </style:style>
    <style:style style:name="P15" style:family="paragraph" style:parent-style-name="Preformatted_20_Text">
      <style:paragraph-properties fo:margin-top="0in" fo:margin-bottom="0.1043in" loext:contextual-spacing="false" fo:line-height="142%" fo:padding="0.0937in" fo:border="0.06pt solid #cccccc" style:writing-mode="lr-tb"/>
      <style:text-properties fo:color="#333333" style:font-name="Menlo" fo:font-size="9.75pt"/>
    </style:style>
    <style:style style:name="P16" style:family="paragraph" style:parent-style-name="Table_20_Contents">
      <style:paragraph-properties fo:margin-top="0in" fo:margin-bottom="0.1965in" loext:contextual-spacing="false"/>
    </style:style>
    <style:style style:name="P17" style:family="paragraph" style:parent-style-name="Text_20_body" style:list-style-name="L1">
      <style:paragraph-properties fo:margin-left="0in" fo:margin-right="0in" fo:margin-top="0in" fo:margin-bottom="0.1043in" loext:contextual-spacing="false" fo:orphans="2" fo:widows="2" fo:text-indent="0in" style:auto-text-indent="false" fo:padding="0in" fo:border="none" style:writing-mode="lr-tb"/>
    </style:style>
    <style:style style:name="P1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fo:letter-spacing="normal"/>
    </style:style>
    <style:style style:name="P1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20" style:family="paragraph" style:parent-style-name="Text_20_body">
      <style:paragraph-properties fo:margin-left="0in" fo:margin-right="0in" fo:orphans="2" fo:widows="2" fo:text-indent="0in" style:auto-text-indent="false"/>
      <style:text-properties fo:font-variant="normal" fo:text-transform="none" fo:color="#333333" fo:letter-spacing="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333333" style:font-name="Helvetica Neue" fo:font-size="10.5pt" fo:letter-spacing="normal" fo:font-style="normal" fo:font-weight="normal"/>
    </style:style>
    <style:style style:name="P22" style:family="paragraph" style:parent-style-name="Text_20_body" style:list-style-name="L2">
      <style:paragraph-properties fo:margin-top="0in" fo:margin-bottom="0.1043in" loext:contextual-spacing="false" fo:orphans="2" fo:widows="2" fo:padding="0in" fo:border="none"/>
    </style:style>
    <style:style style:name="P23" style:family="paragraph" style:parent-style-name="Text_20_body" style:list-style-name="L2">
      <style:paragraph-properties fo:margin-top="0in" fo:margin-bottom="0.1043in" loext:contextual-spacing="false" fo:orphans="2" fo:widows="2" fo:padding="0in" fo:border="none"/>
      <style:text-properties fo:font-variant="normal" fo:text-transform="none" fo:color="#333333" style:font-name="Helvetica Neue" fo:font-size="10.5pt" fo:letter-spacing="normal" fo:font-style="normal" fo:font-weight="normal"/>
    </style:style>
    <style:style style:name="P24" style:family="paragraph" style:parent-style-name="Heading_20_1">
      <style:text-properties fo:font-variant="normal" fo:text-transform="none" fo:color="#589442" style:font-name="Helvetica Neue" fo:font-size="27pt" fo:letter-spacing="normal" fo:font-style="normal" fo:font-weight="bold"/>
    </style:style>
    <style:style style:name="P25" style:family="paragraph" style:parent-style-name="Table_20_Contents">
      <style:paragraph-properties fo:margin-left="0in" fo:margin-right="0in" fo:margin-top="0in" fo:margin-bottom="0.1043in" loext:contextual-spacing="false" fo:text-indent="0in" style:auto-text-indent="false"/>
    </style:style>
    <style:style style:name="P26" style:family="paragraph" style:parent-style-name="Table_20_Contents">
      <style:paragraph-properties fo:margin-left="0in" fo:margin-right="0in" fo:margin-top="0in" fo:margin-bottom="0.1043in" loext:contextual-spacing="false" fo:text-indent="0in" style:auto-text-indent="false" style:writing-mode="lr-tb"/>
    </style:style>
    <style:style style:name="P27" style:family="paragraph" style:parent-style-name="Table_20_Heading">
      <style:paragraph-properties fo:text-align="start" style:justify-single-word="false"/>
    </style:style>
    <style:style style:name="P28" style:family="paragraph" style:parent-style-name="Preformatted_20_Text">
      <style:paragraph-properties fo:margin-left="0in" fo:margin-right="0in" fo:margin-top="0in" fo:margin-bottom="0.1043in" loext:contextual-spacing="false" fo:line-height="142%" fo:orphans="2" fo:widows="2" fo:text-indent="0in" style:auto-text-indent="false" fo:padding="0.0937in" fo:border="0.06pt solid #cccccc"/>
      <style:text-properties fo:font-variant="normal" fo:text-transform="none" fo:color="#333333" style:font-name="Menlo" fo:font-size="9.75pt" fo:letter-spacing="normal" fo:font-style="normal" fo:font-weight="normal"/>
    </style:style>
    <style:style style:name="P29" style:family="paragraph" style:parent-style-name="Preformatted_20_Text">
      <style:paragraph-properties fo:margin-left="0in" fo:margin-right="0in" fo:margin-top="0in" fo:margin-bottom="0.1043in" loext:contextual-spacing="false" fo:line-height="142%" fo:orphans="2" fo:widows="2" fo:text-indent="0in" style:auto-text-indent="false" fo:padding="0.0937in" fo:border="0.06pt solid #cccccc"/>
    </style:style>
    <style:style style:name="P30" style:family="paragraph" style:parent-style-name="Preformatted_20_Text">
      <style:paragraph-properties fo:margin-top="0in" fo:margin-bottom="0.1043in" loext:contextual-spacing="false" fo:line-height="142%" fo:orphans="2" fo:widows="2" fo:padding="0.0937in" fo:border="0.06pt solid #cccccc"/>
      <style:text-properties fo:font-variant="normal" fo:text-transform="none" fo:color="#333333" fo:letter-spacing="normal"/>
    </style:style>
    <style:style style:name="P31" style:family="paragraph" style:parent-style-name="Preformatted_20_Text">
      <style:paragraph-properties fo:margin-top="0in" fo:margin-bottom="0.1043in" loext:contextual-spacing="false" fo:line-height="142%" fo:orphans="2" fo:widows="2" fo:padding="0.0937in" fo:border="0.06pt solid #cccccc"/>
      <style:text-properties fo:font-variant="normal" fo:text-transform="none" fo:color="#333333" style:font-name="Menlo" fo:font-size="9.75pt" fo:letter-spacing="normal" fo:font-style="normal" fo:font-weight="normal"/>
    </style:style>
    <style:style style:name="P32" style:family="paragraph" style:parent-style-name="Heading_20_3">
      <style:paragraph-properties fo:margin-left="0in" fo:margin-right="0in" fo:margin-top="0in" fo:margin-bottom="0.1043in" loext:contextual-spacing="false" fo:line-height="110%" fo:orphans="2" fo:widows="2" fo:text-indent="0in" style:auto-text-indent="false" fo:padding="0in" fo:border="none"/>
      <style:text-properties fo:font-variant="normal" fo:text-transform="none" fo:color="#333333" style:font-name="Helvetica Neue" fo:font-size="18pt" fo:letter-spacing="normal" fo:font-style="normal" fo:font-weight="bold"/>
    </style:style>
    <style:style style:name="T1" style:family="text">
      <style:text-properties fo:font-weight="bold"/>
    </style:style>
    <style:style style:name="T2" style:family="text">
      <style:text-properties fo:color="#006699"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333333" style:font-name="Helvetica Neue" fo:font-size="10.5pt" fo:letter-spacing="normal" fo:font-style="normal" fo:font-weight="bold"/>
    </style:style>
    <style:style style:name="T4" style:family="text">
      <style:text-properties fo:font-variant="normal" fo:text-transform="none" fo:color="#333333" style:font-name="Helvetica Neue" fo:font-size="10.5pt" fo:letter-spacing="normal" fo:font-style="normal" fo:font-weight="normal"/>
    </style:style>
    <style:style style:name="T5" style:family="text">
      <style:text-properties fo:font-variant="normal" fo:text-transform="none" fo:color="#333333" fo:letter-spacing="normal"/>
    </style:style>
    <style:style style:name="T6" style:family="text">
      <style:text-properties fo:font-variant="normal" fo:text-transform="none" fo:color="#333333" style:font-name="Menlo" fo:font-size="9.75pt" fo:letter-spacing="normal" fo:font-style="normal" fo:font-weight="normal"/>
    </style:style>
    <style:style style:name="T7" style:family="text">
      <style:text-properties fo:font-variant="normal" fo:text-transform="none" fo:color="#333333" style:font-name="Menlo" fo:font-size="9.75pt" fo:letter-spacing="normal" fo:font-style="normal" fo:font-weight="bold"/>
    </style:style>
    <style:style style:name="T8" style:family="text">
      <style:text-properties fo:font-variant="normal" fo:text-transform="none" fo:color="#006699"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589442" style:font-name="Helvetica Neue" fo:font-size="27pt" fo:letter-spacing="normal" fo:font-style="normal" fo:font-weight="bold"/>
    </style:style>
    <style:style style:name="T10" style:family="text">
      <style:text-properties style:font-name="Menlo" fo:font-size="9.75pt"/>
    </style:style>
    <style:style style:name="T11" style:family="text">
      <style:text-properties style:font-name="Menlo" fo:font-size="9.75pt"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ocation</text:h>
      <text:p text:style-name="P3"> </text:p>
      <text:p text:style-name="P2">Call the API with the unique ID for a hotel, restaurant, attraction or destination.  The response provides data such as:  name, address, overall traveler rating, number of reviews, link to read all reviews, link to write reviews, and additional data elements.  Some data elements may not output if they do not apply to the particular type of location.</text:p>
      <text:h text:style-name="P32" text:outline-level="3">Request</text:h>
      <text:p text:style-name="P21">http://api.tripadvisor.com/api/partner/2.0/location/89575?key=&lt;YOUR KEY HERE&gt;</text:p>
      <text:h text:style-name="P32" text:outline-level="3">Query Parameters</text:h>
      <table:table table:name="Table3" table:style-name="Table3">
        <table:table-column table:style-name="Table3.A"/>
        <table:table-column table:style-name="Table3.B"/>
        <table:table-row>
          <table:table-cell table:style-name="Table3.A1" office:value-type="string">
            <text:p text:style-name="P27">Name</text:p>
          </table:table-cell>
          <table:table-cell table:style-name="Table3.B1" office:value-type="string">
            <text:p text:style-name="P27">Description</text:p>
          </table:table-cell>
        </table:table-row>
        <table:table-row>
          <table:table-cell table:style-name="Table3.A2" office:value-type="string">
            <text:p text:style-name="Table_20_Contents">lang</text:p>
          </table:table-cell>
          <table:table-cell table:style-name="Table3.A2" office:value-type="string">
            <text:p text:style-name="Table_20_Contents">The desired language locale. Find the full list <text:a xlink:type="simple" xlink:href="https://developer-tripadvisor.com/content-api/supported-languages/" office:target-frame-name="_blank" xlink:show="new" text:style-name="Internet_20_link" text:visited-style-name="Visited_20_Internet_20_Link"><text:span text:style-name="T2">here</text:span></text:a>.</text:p>
          </table:table-cell>
        </table:table-row>
        <table:table-row>
          <table:table-cell table:style-name="Table3.A2" office:value-type="string">
            <text:p text:style-name="Table_20_Contents">currency</text:p>
          </table:table-cell>
          <table:table-cell table:style-name="Table3.A2" office:value-type="string">
            <text:p text:style-name="Table_20_Contents">currency code to use for request and response (should follow ISO 4217).</text:p>
          </table:table-cell>
        </table:table-row>
      </table:table>
      <text:p text:style-name="P20"> </text:p>
      <text:h text:style-name="P32" text:outline-level="3">Response</text:h>
      <text:p text:style-name="P28">{</text:p>
      <text:p text:style-name="P30"><text:s text:c="2"/><text:span text:style-name="T11">"address_obj": {</text:span></text:p>
      <text:p text:style-name="P30"><text:s text:c="4"/><text:span text:style-name="T11">"street1": "70 Rowes Wharf",</text:span></text:p>
      <text:p text:style-name="P30"><text:s text:c="4"/><text:span text:style-name="T11">"street2": "",</text:span></text:p>
      <text:p text:style-name="P30"><text:s text:c="4"/><text:span text:style-name="T11">"city": "Boston",</text:span></text:p>
      <text:p text:style-name="P30"><text:s text:c="4"/><text:span text:style-name="T11">"state": "Massachusetts",</text:span></text:p>
      <text:p text:style-name="P30"><text:s text:c="4"/><text:span text:style-name="T11">"country": "United States",</text:span></text:p>
      <text:p text:style-name="P30"><text:s text:c="4"/><text:span text:style-name="T11">"postalcode": "02110-3354",</text:span></text:p>
      <text:p text:style-name="P30"><text:s text:c="4"/><text:span text:style-name="T11">"address_string": "70 Rowes Wharf, Boston, MA 02110-3354"</text:span></text:p>
      <text:p text:style-name="P30"><text:s text:c="2"/><text:span text:style-name="T11">},</text:span></text:p>
      <text:p text:style-name="P30"><text:s text:c="2"/><text:span text:style-name="T11">"latitude": "42.356506",</text:span></text:p>
      <text:p text:style-name="P30"><text:s text:c="2"/><text:span text:style-name="T11">"rating": "4.5",</text:span></text:p>
      <text:p text:style-name="P30"><text:s text:c="2"/><text:span text:style-name="T11">"location_id": "89575",</text:span></text:p>
      <text:p text:style-name="P30"><text:s text:c="2"/><text:span text:style-name="T11">"trip_types": [</text:span></text:p>
      <text:p text:style-name="P30"><text:soft-page-break/><text:s text:c="4"/><text:span text:style-name="T11">{</text:span></text:p>
      <text:p text:style-name="P30"><text:s text:c="6"/><text:span text:style-name="T11">"name": "business",</text:span></text:p>
      <text:p text:style-name="P30"><text:s text:c="6"/><text:span text:style-name="T11">"value": "360",</text:span></text:p>
      <text:p text:style-name="P30"><text:s text:c="6"/><text:span text:style-name="T11">"localized_name": "Business"</text:span></text:p>
      <text:p text:style-name="P30"><text:s text:c="4"/><text:span text:style-name="T11">},</text:span></text:p>
      <text:p text:style-name="P30"><text:s text:c="4"/><text:span text:style-name="T11">{</text:span></text:p>
      <text:p text:style-name="P30"><text:s text:c="6"/><text:span text:style-name="T11">"name": "couples",</text:span></text:p>
      <text:p text:style-name="P30"><text:s text:c="6"/><text:span text:style-name="T11">"value": "654",</text:span></text:p>
      <text:p text:style-name="P30"><text:s text:c="6"/><text:span text:style-name="T11">"localized_name": "Couples"</text:span></text:p>
      <text:p text:style-name="P30"><text:s text:c="4"/><text:span text:style-name="T11">},</text:span></text:p>
      <text:p text:style-name="P30"><text:s text:c="4"/><text:span text:style-name="T11">{</text:span></text:p>
      <text:p text:style-name="P30"><text:s text:c="6"/><text:span text:style-name="T11">"name": "solo",</text:span></text:p>
      <text:p text:style-name="P30"><text:s text:c="6"/><text:span text:style-name="T11">"value": "75",</text:span></text:p>
      <text:p text:style-name="P30"><text:s text:c="6"/><text:span text:style-name="T11">"localized_name": "Solo travel"</text:span></text:p>
      <text:p text:style-name="P30"><text:s text:c="4"/><text:span text:style-name="T11">},</text:span></text:p>
      <text:p text:style-name="P30"><text:s text:c="4"/><text:span text:style-name="T11">{</text:span></text:p>
      <text:p text:style-name="P30"><text:s text:c="6"/><text:span text:style-name="T11">"name": "family",</text:span></text:p>
      <text:p text:style-name="P30"><text:s text:c="6"/><text:span text:style-name="T11">"value": "441",</text:span></text:p>
      <text:p text:style-name="P30"><text:s text:c="6"/><text:span text:style-name="T11">"localized_name": "Family"</text:span></text:p>
      <text:p text:style-name="P30"><text:s text:c="4"/><text:span text:style-name="T11">},</text:span></text:p>
      <text:p text:style-name="P30"><text:s text:c="4"/><text:span text:style-name="T11">{</text:span></text:p>
      <text:p text:style-name="P30"><text:s text:c="6"/><text:span text:style-name="T11">"name": "friends",</text:span></text:p>
      <text:p text:style-name="P30"><text:s text:c="6"/><text:span text:style-name="T11">"value": "102",</text:span></text:p>
      <text:p text:style-name="P30"><text:s text:c="6"/><text:span text:style-name="T11">"localized_name": "Friends getaway"</text:span></text:p>
      <text:p text:style-name="P30"><text:s text:c="4"/><text:span text:style-name="T11">}</text:span></text:p>
      <text:p text:style-name="P30"><text:s text:c="2"/><text:span text:style-name="T11">],</text:span></text:p>
      <text:p text:style-name="P30"><text:soft-page-break/><text:s text:c="2"/><text:span text:style-name="T11">"write_review": "https://www.tripadvisor.com/UserReview-g60745-d89575-mMCID-Boston_Harbor_Hotel-Boston_Massachusetts.html",</text:span></text:p>
      <text:p text:style-name="P30"><text:s text:c="2"/><text:span text:style-name="T11">"ancestors": [</text:span></text:p>
      <text:p text:style-name="P30"><text:s text:c="4"/><text:span text:style-name="T11">{</text:span></text:p>
      <text:p text:style-name="P30"><text:s text:c="6"/><text:span text:style-name="T11">"abbrv": null,</text:span></text:p>
      <text:p text:style-name="P30"><text:s text:c="6"/><text:span text:style-name="T11">"level": "City",</text:span></text:p>
      <text:p text:style-name="P30"><text:s text:c="6"/><text:span text:style-name="T11">"name": "Boston",</text:span></text:p>
      <text:p text:style-name="P30"><text:s text:c="6"/><text:span text:style-name="T11">"location_id": "60745"</text:span></text:p>
      <text:p text:style-name="P30"><text:s text:c="4"/><text:span text:style-name="T11">},</text:span></text:p>
      <text:p text:style-name="P30"><text:s text:c="4"/><text:span text:style-name="T11">{</text:span></text:p>
      <text:p text:style-name="P30"><text:s text:c="6"/><text:span text:style-name="T11">"abbrv": "MA",</text:span></text:p>
      <text:p text:style-name="P30"><text:s text:c="6"/><text:span text:style-name="T11">"level": "State",</text:span></text:p>
      <text:p text:style-name="P30"><text:s text:c="6"/><text:span text:style-name="T11">"name": "Massachusetts",</text:span></text:p>
      <text:p text:style-name="P30"><text:s text:c="6"/><text:span text:style-name="T11">"location_id": "28942"</text:span></text:p>
      <text:p text:style-name="P30"><text:s text:c="4"/><text:span text:style-name="T11">},</text:span></text:p>
      <text:p text:style-name="P30"><text:s text:c="4"/><text:span text:style-name="T11">{</text:span></text:p>
      <text:p text:style-name="P30"><text:s text:c="6"/><text:span text:style-name="T11">"abbrv": null,</text:span></text:p>
      <text:p text:style-name="P30"><text:s text:c="6"/><text:span text:style-name="T11">"level": "Country",</text:span></text:p>
      <text:p text:style-name="P30"><text:s text:c="6"/><text:span text:style-name="T11">"name": "United States",</text:span></text:p>
      <text:p text:style-name="P30"><text:s text:c="6"/><text:span text:style-name="T11">"location_id": "191"</text:span></text:p>
      <text:p text:style-name="P30"><text:s text:c="4"/><text:span text:style-name="T11">}</text:span></text:p>
      <text:p text:style-name="P30"><text:s text:c="2"/><text:span text:style-name="T11">],</text:span></text:p>
      <text:p text:style-name="P30"><text:s text:c="2"/><text:span text:style-name="T11">"longitude": "-71.05025",</text:span></text:p>
      <text:p text:style-name="P30"><text:s text:c="2"/><text:span text:style-name="T11">"hours": null,</text:span></text:p>
      <text:p text:style-name="P30"><text:s text:c="2"/><text:span text:style-name="T11">"percent_recommended": null,</text:span></text:p>
      <text:p text:style-name="P30"><text:s text:c="2"/><text:span text:style-name="T11">"hotel_booking": {</text:span></text:p>
      <text:p text:style-name="P30"><text:s text:c="4"/><text:span text:style-name="T11">"bookable": true,</text:span></text:p>
      <text:p text:style-name="P30"><text:soft-page-break/><text:s text:c="4"/><text:span text:style-name="T11">"booking_url": "https://www.tripadvisor.com/Hotel_Review-g60745-d89575-Reviews-mMCID-Boston_Harbor_Hotel-Boston_Massachusetts.html"</text:span></text:p>
      <text:p text:style-name="P30"><text:s text:c="2"/><text:span text:style-name="T11">},</text:span></text:p>
      <text:p text:style-name="P30"><text:s text:c="2"/><text:span text:style-name="T11">"review_rating_count": {</text:span></text:p>
      <text:p text:style-name="P30"><text:s text:c="4"/><text:span text:style-name="T11">"1": "18",</text:span></text:p>
      <text:p text:style-name="P30"><text:s text:c="4"/><text:span text:style-name="T11">"2": "22",</text:span></text:p>
      <text:p text:style-name="P30"><text:s text:c="4"/><text:span text:style-name="T11">"3": "63",</text:span></text:p>
      <text:p text:style-name="P30"><text:s text:c="4"/><text:span text:style-name="T11">"4": "269",</text:span></text:p>
      <text:p text:style-name="P30"><text:s text:c="4"/><text:span text:style-name="T11">"5": "1408"</text:span></text:p>
      <text:p text:style-name="P30"><text:s text:c="2"/><text:span text:style-name="T11">},</text:span></text:p>
      <text:p text:style-name="P30"><text:s text:c="2"/><text:span text:style-name="T11">"subratings": [</text:span></text:p>
      <text:p text:style-name="P30"><text:s text:c="4"/><text:span text:style-name="T11">{</text:span></text:p>
      <text:p text:style-name="P30"><text:s text:c="6"/><text:span text:style-name="T11">"rating_image_url": "https://static.tacdn.com/img2/ratings/traveler/ss5.0.gif",</text:span></text:p>
      <text:p text:style-name="P30"><text:s text:c="6"/><text:span text:style-name="T11">"name": "rate_location",</text:span></text:p>
      <text:p text:style-name="P30"><text:s text:c="6"/><text:span text:style-name="T11">"value": "5.0",</text:span></text:p>
      <text:p text:style-name="P30"><text:s text:c="6"/><text:span text:style-name="T11">"localized_name": "Location"</text:span></text:p>
      <text:p text:style-name="P30"><text:s text:c="4"/><text:span text:style-name="T11">},</text:span></text:p>
      <text:p text:style-name="P30"><text:s text:c="4"/><text:span text:style-name="T11">{</text:span></text:p>
      <text:p text:style-name="P30"><text:s text:c="6"/><text:span text:style-name="T11">"rating_image_url": "https://static.tacdn.com/img2/ratings/traveler/ss4.5.gif",</text:span></text:p>
      <text:p text:style-name="P30"><text:s text:c="6"/><text:span text:style-name="T11">"name": "rate_sleep",</text:span></text:p>
      <text:p text:style-name="P30"><text:s text:c="6"/><text:span text:style-name="T11">"value": "4.5",</text:span></text:p>
      <text:p text:style-name="P30"><text:s text:c="6"/><text:span text:style-name="T11">"localized_name": "Sleep Quality"</text:span></text:p>
      <text:p text:style-name="P30"><text:s text:c="4"/><text:span text:style-name="T11">},</text:span></text:p>
      <text:p text:style-name="P30"><text:s text:c="4"/><text:span text:style-name="T11">{</text:span></text:p>
      <text:p text:style-name="P30"><text:s text:c="6"/><text:span text:style-name="T11">"rating_image_url": "https://static.tacdn.com/img2/ratings/traveler/ss4.5.gif",</text:span></text:p>
      <text:p text:style-name="P30"><text:s text:c="6"/><text:span text:style-name="T11">"name": "rate_room",</text:span></text:p>
      <text:p text:style-name="P30"><text:s text:c="6"/><text:span text:style-name="T11">"value": "4.5",</text:span></text:p>
      <text:p text:style-name="P30"><text:soft-page-break/><text:s text:c="6"/><text:span text:style-name="T11">"localized_name": "Rooms"</text:span></text:p>
      <text:p text:style-name="P30"><text:s text:c="4"/><text:span text:style-name="T11">},</text:span></text:p>
      <text:p text:style-name="P30"><text:s text:c="4"/><text:span text:style-name="T11">{</text:span></text:p>
      <text:p text:style-name="P30"><text:s text:c="6"/><text:span text:style-name="T11">"rating_image_url": "https://static.tacdn.com/img2/ratings/traveler/ss5.0.gif",</text:span></text:p>
      <text:p text:style-name="P30"><text:s text:c="6"/><text:span text:style-name="T11">"name": "rate_service",</text:span></text:p>
      <text:p text:style-name="P30"><text:s text:c="6"/><text:span text:style-name="T11">"value": "5.0",</text:span></text:p>
      <text:p text:style-name="P30"><text:s text:c="6"/><text:span text:style-name="T11">"localized_name": "Service"</text:span></text:p>
      <text:p text:style-name="P30"><text:s text:c="4"/><text:span text:style-name="T11">},</text:span></text:p>
      <text:p text:style-name="P30"><text:s text:c="4"/><text:span text:style-name="T11">{</text:span></text:p>
      <text:p text:style-name="P30"><text:s text:c="6"/><text:span text:style-name="T11">"rating_image_url": "https://static.tacdn.com/img2/ratings/traveler/ss4.5.gif",</text:span></text:p>
      <text:p text:style-name="P30"><text:s text:c="6"/><text:span text:style-name="T11">"name": "rate_value",</text:span></text:p>
      <text:p text:style-name="P30"><text:s text:c="6"/><text:span text:style-name="T11">"value": "4.5",</text:span></text:p>
      <text:p text:style-name="P30"><text:s text:c="6"/><text:span text:style-name="T11">"localized_name": "Value"</text:span></text:p>
      <text:p text:style-name="P30"><text:s text:c="4"/><text:span text:style-name="T11">},</text:span></text:p>
      <text:p text:style-name="P30"><text:s text:c="4"/><text:span text:style-name="T11">{</text:span></text:p>
      <text:p text:style-name="P30"><text:s text:c="6"/><text:span text:style-name="T11">"rating_image_url": "https://static.tacdn.com/img2/ratings/traveler/ss5.0.gif",</text:span></text:p>
      <text:p text:style-name="P30"><text:s text:c="6"/><text:span text:style-name="T11">"name": "rate_cleanliness",</text:span></text:p>
      <text:p text:style-name="P30"><text:s text:c="6"/><text:span text:style-name="T11">"value": "5.0",</text:span></text:p>
      <text:p text:style-name="P30"><text:s text:c="6"/><text:span text:style-name="T11">"localized_name": "Cleanliness"</text:span></text:p>
      <text:p text:style-name="P30"><text:s text:c="4"/><text:span text:style-name="T11">}</text:span></text:p>
      <text:p text:style-name="P30"><text:s text:c="2"/><text:span text:style-name="T11">],</text:span></text:p>
      <text:p text:style-name="P30"><text:s text:c="2"/><text:span text:style-name="T11">"ranking_data": {</text:span></text:p>
      <text:p text:style-name="P30"><text:s text:c="4"/><text:span text:style-name="T11">"ranking_string": "#4 of 82 hotels in Boston",</text:span></text:p>
      <text:p text:style-name="P30"><text:s text:c="4"/><text:span text:style-name="T11">"ranking_out_of": "82",</text:span></text:p>
      <text:p text:style-name="P30"><text:s text:c="4"/><text:span text:style-name="T11">"geo_location_id": "60745",</text:span></text:p>
      <text:p text:style-name="P30"><text:s text:c="4"/><text:span text:style-name="T11">"ranking": "4",</text:span></text:p>
      <text:p text:style-name="P30"><text:s text:c="4"/><text:span text:style-name="T11">"geo_location_name": "Boston"</text:span></text:p>
      <text:p text:style-name="P30"><text:soft-page-break/><text:s text:c="2"/><text:span text:style-name="T11">},</text:span></text:p>
      <text:p text:style-name="P30"><text:s text:c="2"/><text:span text:style-name="T11">"photo_count": "477",</text:span></text:p>
      <text:p text:style-name="P30"><text:s text:c="2"/><text:span text:style-name="T11">"location_string": "Boston, Massachusetts",</text:span></text:p>
      <text:p text:style-name="P30"><text:s text:c="2"/><text:span text:style-name="T11">"web_url": "https://www.tripadvisor.com/Hotel_Review-g60745-d89575-Reviews-mMCID-Boston_Harbor_Hotel-Boston_Massachusetts.html",</text:span></text:p>
      <text:p text:style-name="P30"><text:s text:c="2"/><text:span text:style-name="T11">"price_level": "$$$$",</text:span></text:p>
      <text:p text:style-name="P30"><text:s text:c="2"/><text:span text:style-name="T11">"rating_image_url": "http://www.tripadvisor.com/img/cdsi/img2/ratings/traveler/4.5-MCID-5.svg",</text:span></text:p>
      <text:p text:style-name="P30"><text:s text:c="2"/><text:span text:style-name="T11">"awards": [</text:span></text:p>
      <text:p text:style-name="P30"><text:s text:c="4"/><text:span text:style-name="T11">{</text:span></text:p>
      <text:p text:style-name="P30"><text:s text:c="6"/><text:span text:style-name="T11">"award_type": "Certificate of Excellence",</text:span></text:p>
      <text:p text:style-name="P30"><text:s text:c="6"/><text:span text:style-name="T11">"year": "2016",</text:span></text:p>
      <text:p text:style-name="P30"><text:s text:c="6"/><text:span text:style-name="T11">"images": {</text:span></text:p>
      <text:p text:style-name="P30"><text:s text:c="8"/><text:span text:style-name="T11">"small": "http://www.tripadvisor.com/img/cdsi/img2/awards/CERTIFICATE_OF_EXCELLENCE_small-MCID-5.jpg",</text:span></text:p>
      <text:p text:style-name="P30"><text:s text:c="8"/><text:span text:style-name="T11">"large": "http://www.tripadvisor.com/img/cdsi/img2/awards/CERTIFICATE_OF_EXCELLENCE_2016_en_US_large-MCID-5.jpg"</text:span></text:p>
      <text:p text:style-name="P30"><text:s text:c="6"/><text:span text:style-name="T11">},</text:span></text:p>
      <text:p text:style-name="P30"><text:s text:c="6"/><text:span text:style-name="T11">"categories": [],</text:span></text:p>
      <text:p text:style-name="P30"><text:s text:c="6"/><text:span text:style-name="T11">"display_name": "Certificate of Excellence 2016"</text:span></text:p>
      <text:p text:style-name="P30"><text:s text:c="4"/><text:span text:style-name="T11">}</text:span></text:p>
      <text:p text:style-name="P30"><text:s text:c="2"/><text:span text:style-name="T11">],</text:span></text:p>
      <text:p text:style-name="P30"><text:s text:c="2"/><text:span text:style-name="T11">"name": "Boston Harbor Hotel",</text:span></text:p>
      <text:p text:style-name="P30"><text:s text:c="2"/><text:span text:style-name="T11">"num_reviews": "1780",</text:span></text:p>
      <text:p text:style-name="P30"><text:s text:c="2"/><text:span text:style-name="T11">"category": {</text:span></text:p>
      <text:p text:style-name="P30"><text:s text:c="4"/><text:span text:style-name="T11">"name": "hotel",</text:span></text:p>
      <text:p text:style-name="P30"><text:s text:c="4"/><text:span text:style-name="T11">"localized_name": "Hotel"</text:span></text:p>
      <text:p text:style-name="P30"><text:s text:c="2"/><text:span text:style-name="T11">},</text:span></text:p>
      <text:p text:style-name="P30"><text:soft-page-break/><text:s text:c="2"/><text:span text:style-name="T11">"subcategory": [</text:span></text:p>
      <text:p text:style-name="P30"><text:s text:c="4"/><text:span text:style-name="T11">{</text:span></text:p>
      <text:p text:style-name="P30"><text:s text:c="6"/><text:span text:style-name="T11">"name": "hotel",</text:span></text:p>
      <text:p text:style-name="P30"><text:s text:c="6"/><text:span text:style-name="T11">"localized_name": "Hotel"</text:span></text:p>
      <text:p text:style-name="P30"><text:s text:c="4"/><text:span text:style-name="T11">}</text:span></text:p>
      <text:p text:style-name="P30"><text:s text:c="2"/><text:span text:style-name="T11">],</text:span></text:p>
      <text:p text:style-name="P30"><text:s text:c="2"/><text:span text:style-name="T11">"see_all_photos": "https://www.tripadvisor.com/Hotel_Review-g60745-d89575-mMCID-Reviews-Boston_Harbor_Hotel-Boston_Massachusetts.html#photos"</text:span></text:p>
      <text:p text:style-name="P31">}</text:p>
      <text:h text:style-name="P32" text:outline-level="3">Properties</text:h>
      <table:table table:name="Table4" table:style-name="Table4">
        <table:table-column table:style-name="Table4.A"/>
        <table:table-column table:style-name="Table4.B"/>
        <table:table-column table:style-name="Table4.C"/>
        <table:table-row>
          <table:table-cell table:style-name="Table4.A1" office:value-type="string">
            <text:p text:style-name="P27">Field</text:p>
          </table:table-cell>
          <table:table-cell table:style-name="Table4.A1" office:value-type="string">
            <text:p text:style-name="P27">Type</text:p>
          </table:table-cell>
          <table:table-cell table:style-name="Table4.C1" office:value-type="string">
            <text:p text:style-name="P27">Description</text:p>
          </table:table-cell>
        </table:table-row>
        <table:table-row>
          <table:table-cell table:style-name="Table4.A2" office:value-type="string">
            <text:p text:style-name="Table_20_Contents">location_id</text:p>
          </table:table-cell>
          <table:table-cell table:style-name="Table4.A2" office:value-type="string">
            <text:p text:style-name="Table_20_Contents">number</text:p>
          </table:table-cell>
          <table:table-cell table:style-name="Table4.A2" office:value-type="string">
            <text:p text:style-name="Table_20_Contents">Unique TripAdvisor location ID of the destination or POI.</text:p>
          </table:table-cell>
        </table:table-row>
        <table:table-row>
          <table:table-cell table:style-name="Table4.A2" office:value-type="string">
            <text:p text:style-name="Table_20_Contents">name</text:p>
          </table:table-cell>
          <table:table-cell table:style-name="Table4.A2" office:value-type="string">
            <text:p text:style-name="Table_20_Contents">string</text:p>
          </table:table-cell>
          <table:table-cell table:style-name="Table4.A2" office:value-type="string">
            <text:p text:style-name="Table_20_Contents">Name of the POI as listed on TripAdvisor.</text:p>
          </table:table-cell>
        </table:table-row>
        <table:table-row>
          <table:table-cell table:style-name="Table4.A2" office:value-type="string">
            <text:p text:style-name="Table_20_Contents">rating</text:p>
          </table:table-cell>
          <table:table-cell table:style-name="Table4.A2" office:value-type="string">
            <text:p text:style-name="Table_20_Contents">number</text:p>
          </table:table-cell>
          <table:table-cell table:style-name="Table4.A2" office:value-type="string">
            <text:p text:style-name="P7">Overall rating for this POI. Not applicable to geographic locations. Rating levels are defined as follows:</text:p>
            <text:p text:style-name="Table_20_Contents"/>
            <table:table table:name="Table5" table:style-name="Table5">
              <table:table-column table:style-name="Table5.A"/>
              <table:table-column table:style-name="Table5.B"/>
              <table:table-row>
                <table:table-cell table:style-name="Table5.A1" office:value-type="string">
                  <text:p text:style-name="P7">5</text:p>
                </table:table-cell>
                <table:table-cell table:style-name="Table5.A1" office:value-type="string">
                  <text:p text:style-name="P7">Excellent</text:p>
                </table:table-cell>
              </table:table-row>
              <table:table-row>
                <table:table-cell table:style-name="Table5.A1" office:value-type="string">
                  <text:p text:style-name="P7">4</text:p>
                </table:table-cell>
                <table:table-cell table:style-name="Table5.A1" office:value-type="string">
                  <text:p text:style-name="P7">Very good</text:p>
                </table:table-cell>
              </table:table-row>
              <table:table-row>
                <table:table-cell table:style-name="Table5.A1" office:value-type="string">
                  <text:p text:style-name="P7">3</text:p>
                </table:table-cell>
                <table:table-cell table:style-name="Table5.A1" office:value-type="string">
                  <text:p text:style-name="P7">Average</text:p>
                </table:table-cell>
              </table:table-row>
              <table:table-row>
                <table:table-cell table:style-name="Table5.A1" office:value-type="string">
                  <text:p text:style-name="P7">2</text:p>
                </table:table-cell>
                <table:table-cell table:style-name="Table5.A1" office:value-type="string">
                  <text:p text:style-name="P7">Poor</text:p>
                </table:table-cell>
              </table:table-row>
              <table:table-row>
                <table:table-cell table:style-name="Table5.A1" office:value-type="string">
                  <text:p text:style-name="P7">1</text:p>
                </table:table-cell>
                <table:table-cell table:style-name="Table5.A1" office:value-type="string">
                  <text:p text:style-name="P7">Terrible</text:p>
                </table:table-cell>
              </table:table-row>
            </table:table>
          </table:table-cell>
        </table:table-row>
        <table:table-row>
          <table:table-cell table:style-name="Table4.A2" office:value-type="string">
            <text:p text:style-name="Table_20_Contents">rating_image_url</text:p>
          </table:table-cell>
          <table:table-cell table:style-name="Table4.A2" office:value-type="string">
            <text:p text:style-name="Table_20_Contents">URL</text:p>
          </table:table-cell>
          <table:table-cell table:style-name="Table4.A2" office:value-type="string">
            <text:p text:style-name="Table_20_Contents">URL to the bubble rating image for this location. As noted in the Display Guidelines, overall Bubble Ratings must be displayed using the TripAdvisor bubble rating image with the owl icon.</text:p>
          </table:table-cell>
        </table:table-row>
        <table:table-row>
          <table:table-cell table:style-name="Table4.A2" office:value-type="string">
            <text:p text:style-name="Table_20_Contents">num_reviews</text:p>
          </table:table-cell>
          <table:table-cell table:style-name="Table4.A2" office:value-type="string">
            <text:p text:style-name="Table_20_Contents">number</text:p>
          </table:table-cell>
          <table:table-cell table:style-name="Table4.A2" office:value-type="string">
            <text:p text:style-name="Table_20_Contents">Count of total reviews published for this location.</text:p>
          </table:table-cell>
        </table:table-row>
        <table:table-row>
          <table:table-cell table:style-name="Table4.A2" office:value-type="string">
            <text:p text:style-name="Table_20_Contents">percent_recommended</text:p>
          </table:table-cell>
          <table:table-cell table:style-name="Table4.A2" office:value-type="string">
            <text:p text:style-name="Table_20_Contents">number</text:p>
          </table:table-cell>
          <table:table-cell table:style-name="Table4.A2" office:value-type="string">
            <text:p text:style-name="Table_20_Contents">Deprecated as of March 2015. Value will display as 'null.' </text:p>
          </table:table-cell>
        </table:table-row>
        <table:table-row>
          <table:table-cell table:style-name="Table4.A2" office:value-type="string">
            <text:p text:style-name="Table_20_Contents">write_review</text:p>
          </table:table-cell>
          <table:table-cell table:style-name="Table4.A2" office:value-type="string">
            <text:p text:style-name="Table_20_Contents">URL</text:p>
          </table:table-cell>
          <table:table-cell table:style-name="Table4.A2" office:value-type="string">
            <text:p text:style-name="Table_20_Contents">Link to the review form for this specific POI on TripAdvisor. Link will be localized to the correct domain if language other than English is requested.</text:p>
          </table:table-cell>
        </table:table-row>
        <table:table-row>
          <table:table-cell table:style-name="Table4.A2" office:value-type="string">
            <text:p text:style-name="Table_20_Contents">location_string</text:p>
          </table:table-cell>
          <table:table-cell table:style-name="Table4.A2" office:value-type="string">
            <text:p text:style-name="Table_20_Contents">string</text:p>
          </table:table-cell>
          <table:table-cell table:style-name="Table4.A2" office:value-type="string">
            <text:p text:style-name="Table_20_Contents">Destination location for the POI. Most commonly written as city, state or city, province/region. In cases where state/province/region is not relevant, then it would be city, country. This string is localized if a language other than English is requested.</text:p>
          </table:table-cell>
        </table:table-row>
        <table:table-row>
          <table:table-cell table:style-name="Table4.A2" office:value-type="string">
            <text:p text:style-name="Table_20_Contents">ranking_data</text:p>
          </table:table-cell>
          <table:table-cell table:style-name="Table4.A2" office:value-type="string">
            <text:p text:style-name="Table_20_Contents">object</text:p>
          </table:table-cell>
          <table:table-cell table:style-name="Table4.A2" office:value-type="string">
            <text:p text:style-name="Table_20_Contents">Describes a POI's Popularity Index ranking on TripAdvisor, which compares places of interest (accomodations, restaurants, and attractions) <text:soft-page-break/>within the same destination based on their popularity. This is measured by the quality, quantity, and recency of their review content on TripAdvisor.</text:p>
          </table:table-cell>
        </table:table-row>
        <table:table-row>
          <table:table-cell table:style-name="Table4.A2" office:value-type="string">
            <text:p text:style-name="Table_20_Contents">category</text:p>
          </table:table-cell>
          <table:table-cell table:style-name="Table4.A2" office:value-type="string">
            <text:p text:style-name="Table_20_Contents">object</text:p>
          </table:table-cell>
          <table:table-cell table:style-name="Table4.A2" office:value-type="string">
            <text:p text:style-name="Table_20_Contents">Each POI on TripAdvisor is classified under a "category" and "subcategory", which is included in the API response. Categories and subcategories may also be used to filter the /location method when a destination (geo) location ID is used.</text:p>
          </table:table-cell>
        </table:table-row>
        <table:table-row>
          <table:table-cell table:style-name="Table4.A2" office:value-type="string">
            <text:p text:style-name="Table_20_Contents">subcategory</text:p>
          </table:table-cell>
          <table:table-cell table:style-name="Table4.A2" office:value-type="string">
            <text:p text:style-name="Table_20_Contents">object</text:p>
          </table:table-cell>
          <table:table-cell table:style-name="Table4.A2" office:value-type="string">
            <text:p text:style-name="P25">Listings that are accommodations/hotels or restaurants are assigned a single subcategory. </text:p>
            <text:p text:style-name="P25">Deprecated as of February 2017 for Attractions. Refer to the "groups" object for the most up to date classifications.</text:p>
          </table:table-cell>
        </table:table-row>
        <table:table-row>
          <table:table-cell table:style-name="Table4.A2" office:value-type="string">
            <text:p text:style-name="Table_20_Contents">review_rating_count</text:p>
          </table:table-cell>
          <table:table-cell table:style-name="Table4.A2" office:value-type="string">
            <text:p text:style-name="Table_20_Contents">array</text:p>
          </table:table-cell>
          <table:table-cell table:style-name="Table4.A2" office:value-type="string">
            <text:p text:style-name="Table_20_Contents">Count of reviews for this location at each traveler rating level (1,2,3,4,5).</text:p>
          </table:table-cell>
        </table:table-row>
        <table:table-row>
          <table:table-cell table:style-name="Table4.A2" office:value-type="string">
            <text:p text:style-name="Table_20_Contents">subratings</text:p>
          </table:table-cell>
          <table:table-cell table:style-name="Table4.A2" office:value-type="string">
            <text:p text:style-name="Table_20_Contents">object</text:p>
          </table:table-cell>
          <table:table-cell table:style-name="Table4.A2" office:value-type="string">
            <text:p text:style-name="Table_20_Contents">Users may rate accomodations and restaurants against a number of subcategories, using the same 1 (terrible) to 5 (excellent) rating scale as the overall Bubble Ratings. <text:span text:style-name="Emphasis">Please note that attractions are not further rated against any subcategories</text:span>.</text:p>
          </table:table-cell>
        </table:table-row>
        <table:table-row>
          <table:table-cell table:style-name="Table4.A2" office:value-type="string">
            <text:p text:style-name="Table_20_Contents">trip_types</text:p>
          </table:table-cell>
          <table:table-cell table:style-name="Table4.A2" office:value-type="string">
            <text:p text:style-name="Table_20_Contents">object</text:p>
          </table:table-cell>
          <table:table-cell table:style-name="Table4.A2" office:value-type="string">
            <text:p text:style-name="Table_20_Contents">Each review submitted on TripAdvisor is tagged with a trip type, as designated by the reviewer. For each POI location, a breakdown of the total review count by trip type is included in the "trip_types" object.</text:p>
          </table:table-cell>
        </table:table-row>
        <table:table-row>
          <table:table-cell table:style-name="Table4.A2" office:value-type="string">
            <text:p text:style-name="Table_20_Contents">awards</text:p>
          </table:table-cell>
          <table:table-cell table:style-name="Table4.A2" office:value-type="string">
            <text:p text:style-name="Table_20_Contents">object</text:p>
          </table:table-cell>
          <table:table-cell table:style-name="Table4.A2" office:value-type="string">
            <text:p text:style-name="Table_20_Contents">Returns a list of all of the awards for this location, which includes Certificate of Excellence, Travelers' Choice, and Green Leader. For each award, a small and large image will be returned as well.</text:p>
          </table:table-cell>
        </table:table-row>
        <table:table-row>
          <table:table-cell table:style-name="Table4.A2" office:value-type="string">
            <text:p text:style-name="Table_20_Contents">latitude</text:p>
          </table:table-cell>
          <table:table-cell table:style-name="Table4.A2" office:value-type="string">
            <text:p text:style-name="Table_20_Contents">number</text:p>
          </table:table-cell>
          <table:table-cell table:style-name="Table4.A2" office:value-type="string">
            <text:p text:style-name="Table_20_Contents">The latitude of this location in degrees. Null if unavailable.</text:p>
          </table:table-cell>
        </table:table-row>
        <table:table-row>
          <table:table-cell table:style-name="Table4.A2" office:value-type="string">
            <text:p text:style-name="Table_20_Contents">longitude</text:p>
          </table:table-cell>
          <table:table-cell table:style-name="Table4.A2" office:value-type="string">
            <text:p text:style-name="Table_20_Contents">number</text:p>
          </table:table-cell>
          <table:table-cell table:style-name="Table4.A2" office:value-type="string">
            <text:p text:style-name="Table_20_Contents">The longitude of this location in degrees. Null if unavailable.</text:p>
          </table:table-cell>
        </table:table-row>
        <table:table-row>
          <table:table-cell table:style-name="Table4.A2" office:value-type="string">
            <text:p text:style-name="Table_20_Contents">price_level</text:p>
          </table:table-cell>
          <table:table-cell table:style-name="Table4.A2" office:value-type="string">
            <text:p text:style-name="Table_20_Contents">string</text:p>
          </table:table-cell>
          <table:table-cell table:style-name="Table4.A2" office:value-type="string">
            <text:p text:style-name="Table_20_Contents">The relative price level for the POI. Not available for all POIs. This string is localized into select other currency symbols (e.g. ££££ or €€€€) if a language other than English (en_US) is requested or if a specific currency is selected.</text:p>
          </table:table-cell>
        </table:table-row>
        <table:table-row>
          <table:table-cell table:style-name="Table4.A2" office:value-type="string">
            <text:p text:style-name="Table_20_Contents">cuisine</text:p>
          </table:table-cell>
          <table:table-cell table:style-name="Table4.A2" office:value-type="string">
            <text:p text:style-name="Table_20_Contents">object</text:p>
          </table:table-cell>
          <table:table-cell table:style-name="Table4.A2" office:value-type="string">
            <text:p text:style-name="Table_20_Contents">Description of the cuisine types of the restaurant.  A restaurant may have zero to many cuisines. (<text:span text:style-name="Emphasis">This field is only applicable for location type: restaurant.</text:span>)</text:p>
          </table:table-cell>
        </table:table-row>
        <table:table-row>
          <table:table-cell table:style-name="Table4.A2" office:value-type="string">
            <text:p text:style-name="Table_20_Contents">attraction_types</text:p>
          </table:table-cell>
          <table:table-cell table:style-name="Table4.A2" office:value-type="string">
            <text:p text:style-name="Table_20_Contents">object</text:p>
          </table:table-cell>
          <table:table-cell table:style-name="Table4.A2" office:value-type="string">
            <text:p text:style-name="P25">Deprecated as of February 2017. Use the "Groups" object for attraction hierarchy. Attractions can have one or more "attraction_types". These serve primarily descriptive purposes and will not work as filters. (These fields are only applicable for location type: attraction.)</text:p>
          </table:table-cell>
        </table:table-row>
        <table:table-row>
          <table:table-cell table:style-name="Table4.A2" office:value-type="string">
            <text:p text:style-name="Table_20_Contents">groups</text:p>
          </table:table-cell>
          <table:table-cell table:style-name="Table4.A2" office:value-type="string">
            <text:p text:style-name="Table_20_Contents">object</text:p>
          </table:table-cell>
          <table:table-cell table:style-name="Table4.A2" office:value-type="string">
            <text:p text:style-name="Table_20_Contents">Hierarchical display of Attraction Groups and Categories. (These fields are only applicable for location type: attraction.)</text:p>
          </table:table-cell>
        </table:table-row>
        <table:table-row>
          <table:table-cell table:style-name="Table4.A2" office:value-type="string">
            <text:p text:style-name="Table_20_Contents">category_counts</text:p>
          </table:table-cell>
          <table:table-cell table:style-name="Table4.A2" office:value-type="string">
            <text:p text:style-name="Table_20_Contents">array</text:p>
          </table:table-cell>
          <table:table-cell table:style-name="Table4.A2" office:value-type="string">
            <text:p text:style-name="Table_20_Contents">Includes counts of each type of POI located in that destination, broken down by subcategory where applicable. </text:p>
          </table:table-cell>
        </table:table-row>
        <table:table-row>
          <table:table-cell table:style-name="Table4.A2" office:value-type="string">
            <text:p text:style-name="Table_20_Contents">web_url</text:p>
          </table:table-cell>
          <table:table-cell table:style-name="Table4.A2" office:value-type="string">
            <text:p text:style-name="Table_20_Contents">URL</text:p>
          </table:table-cell>
          <table:table-cell table:style-name="Table4.A2" office:value-type="string">
            <text:p text:style-name="Table_20_Contents">Link to the POI detail page on TripAdvisor. Link will be localized to the correct domain if a language other than English is requested.</text:p>
          </table:table-cell>
        </table:table-row>
        <table:table-row>
          <table:table-cell table:style-name="Table4.A2" office:value-type="string">
            <text:p text:style-name="Table_20_Contents">ancestors</text:p>
          </table:table-cell>
          <table:table-cell table:style-name="Table4.A2" office:value-type="string">
            <text:p text:style-name="Table_20_Contents">object</text:p>
          </table:table-cell>
          <table:table-cell table:style-name="Table4.A2" office:value-type="string">
            <text:p text:style-name="Table_20_Contents">Ancestors describe where the POI or destination lives within the TripAdvisor destination or geo hierarchy. From this, you can derive the city where a POI is located, as well as state/province/region and country.</text:p>
          </table:table-cell>
        </table:table-row>
        <table:table-row>
          <table:table-cell table:style-name="Table4.A2" office:value-type="string">
            <text:p text:style-name="Table_20_Contents">address_obj</text:p>
          </table:table-cell>
          <table:table-cell table:style-name="Table4.A2" office:value-type="string">
            <text:p text:style-name="Table_20_Contents">object</text:p>
          </table:table-cell>
          <table:table-cell table:style-name="Table4.A2" office:value-type="string">
            <text:p text:style-name="Table_20_Contents">Object containing address data for this location.</text:p>
          </table:table-cell>
        </table:table-row>
        <table:table-row>
          <table:table-cell table:style-name="Table4.A2" office:value-type="string">
            <text:p text:style-name="Table_20_Contents">photo_count</text:p>
          </table:table-cell>
          <table:table-cell table:style-name="Table4.A2" office:value-type="string">
            <text:p text:style-name="Table_20_Contents">number</text:p>
          </table:table-cell>
          <table:table-cell table:style-name="Table4.A2" office:value-type="string">
            <text:p text:style-name="Table_20_Contents">The count of traveler photos for this POI published on TripAdvisor.</text:p>
          </table:table-cell>
        </table:table-row>
        <text:soft-page-break/>
        <table:table-row>
          <table:table-cell table:style-name="Table4.A2" office:value-type="string">
            <text:p text:style-name="Table_20_Contents">abbrv</text:p>
          </table:table-cell>
          <table:table-cell table:style-name="Table4.A2" office:value-type="string">
            <text:p text:style-name="Table_20_Contents">string</text:p>
          </table:table-cell>
          <table:table-cell table:style-name="Table4.A2" office:value-type="string">
            <text:p text:style-name="Table_20_Contents">Abbreviated version of the destination name if one exists (MA for Massachusetts for example). Null if not applicable.</text:p>
          </table:table-cell>
        </table:table-row>
        <table:table-row>
          <table:table-cell table:style-name="Table4.A2" office:value-type="string">
            <text:p text:style-name="Table_20_Contents">see_all_photos</text:p>
          </table:table-cell>
          <table:table-cell table:style-name="Table4.A2" office:value-type="string">
            <text:p text:style-name="Table_20_Contents">URL</text:p>
          </table:table-cell>
          <table:table-cell table:style-name="Table4.A2" office:value-type="string">
            <text:p text:style-name="Table_20_Contents">Link to open all traveler photos posted for this POI in a photo viewer on TripAdvisor. Link will be localized to the correct domain if language other than English is requested.</text:p>
          </table:table-cell>
        </table:table-row>
        <table:table-row>
          <table:table-cell table:style-name="Table4.A2" office:value-type="string">
            <text:p text:style-name="Table_20_Contents">see_all_hotels</text:p>
          </table:table-cell>
          <table:table-cell table:style-name="Table4.A2" office:value-type="string">
            <text:p text:style-name="Table_20_Contents">URL</text:p>
          </table:table-cell>
          <table:table-cell table:style-name="Table4.A2" office:value-type="string">
            <text:p text:style-name="Table_20_Contents">Link to the main accomodations page for the destination on TripAdvisor.</text:p>
          </table:table-cell>
        </table:table-row>
        <table:table-row>
          <table:table-cell table:style-name="Table4.A2" office:value-type="string">
            <text:p text:style-name="Table_20_Contents">see_all_attractions</text:p>
          </table:table-cell>
          <table:table-cell table:style-name="Table4.A2" office:value-type="string">
            <text:p text:style-name="Table_20_Contents">URL</text:p>
          </table:table-cell>
          <table:table-cell table:style-name="Table4.A2" office:value-type="string">
            <text:p text:style-name="Table_20_Contents">Link to the main attractions page for the destination on TripAdvisor.</text:p>
          </table:table-cell>
        </table:table-row>
        <table:table-row>
          <table:table-cell table:style-name="Table4.A2" office:value-type="string">
            <text:p text:style-name="Table_20_Contents">see_all_restaurants</text:p>
          </table:table-cell>
          <table:table-cell table:style-name="Table4.A2" office:value-type="string">
            <text:p text:style-name="Table_20_Contents">URL</text:p>
          </table:table-cell>
          <table:table-cell table:style-name="Table4.A2" office:value-type="string">
            <text:p text:style-name="Table_20_Contents">Link to the main restaurants page for the destination on TripAdvisor.</text:p>
          </table:table-cell>
        </table:table-row>
      </table:table>
      <text:h text:style-name="P1" text:outline-level="1"/>
      <text:h text:style-name="P1" text:outline-level="1">Technical Overview</text:h>
      <text:h text:style-name="P8" text:outline-level="2"><text:bookmark text:name="API_versions"/>API Versions</text:h>
      <text:p text:style-name="P5">TripAdvisor periodically releases updated versions of its API. As breaking changes are introduced, a new version number will be made available. These versions are currently available:</text:p>
      <text:p text:style-name="P3"> </text:p>
      <table:table table:name="Table1" table:style-name="Table1">
        <table:table-column table:style-name="Table1.A"/>
        <table:table-column table:style-name="Table1.B"/>
        <table:table-column table:style-name="Table1.C"/>
        <table:table-row>
          <table:table-cell table:style-name="Table1.A1" office:value-type="string">
            <text:p text:style-name="P7"><text:span text:style-name="Strong_20_Emphasis"><text:span text:style-name="T1">Version</text:span></text:span></text:p>
          </table:table-cell>
          <table:table-cell table:style-name="Table1.A1" office:value-type="string">
            <text:p text:style-name="P7"><text:span text:style-name="Strong_20_Emphasis"><text:span text:style-name="T1">Launch Date</text:span></text:span></text:p>
          </table:table-cell>
          <table:table-cell table:style-name="Table1.A1" office:value-type="string">
            <text:p text:style-name="P7"><text:span text:style-name="Strong_20_Emphasis"><text:span text:style-name="T1">Status</text:span></text:span></text:p>
          </table:table-cell>
        </table:table-row>
        <table:table-row>
          <table:table-cell table:style-name="Table1.A1" office:value-type="string">
            <text:p text:style-name="P7">2.0</text:p>
          </table:table-cell>
          <table:table-cell table:style-name="Table1.A1" office:value-type="string">
            <text:p text:style-name="P7">December 2016</text:p>
          </table:table-cell>
          <table:table-cell table:style-name="Table1.A1" office:value-type="string">
            <text:p text:style-name="P7">Data limited to content described <text:a xlink:type="simple" xlink:href="https://developer-tripadvisor.com/content-api/description/" office:target-frame-name="_blank" xlink:show="new" text:style-name="Internet_20_link" text:visited-style-name="Visited_20_Internet_20_Link"><text:span text:style-name="T2">here</text:span></text:a>. </text:p>
            <text:p text:style-name="P7">Keys issued prior to this date will continue to have original access level.</text:p>
          </table:table-cell>
        </table:table-row>
        <table:table-row>
          <table:table-cell table:style-name="Table1.A1" office:value-type="string">
            <text:p text:style-name="P7">2.0</text:p>
          </table:table-cell>
          <table:table-cell table:style-name="Table1.A1" office:value-type="string">
            <text:p text:style-name="P7">August 2014</text:p>
          </table:table-cell>
          <table:table-cell table:style-name="Table1.A1" office:value-type="string">
            <text:p text:style-name="P7">Available until at least August 2017</text:p>
          </table:table-cell>
        </table:table-row>
        <table:table-row>
          <table:table-cell table:style-name="Table1.A1" office:value-type="string">
            <text:p text:style-name="P7">1.0</text:p>
          </table:table-cell>
          <table:table-cell table:style-name="Table1.A1" office:value-type="string">
            <text:p text:style-name="P7">April 2013</text:p>
          </table:table-cell>
          <table:table-cell table:style-name="Table1.A1" office:value-type="string">
            <text:p text:style-name="P7">Available until at least August 2016</text:p>
          </table:table-cell>
        </table:table-row>
      </table:table>
      <text:p text:style-name="P3"> </text:p>
      <text:p text:style-name="P3"> </text:p>
      <text:p text:style-name="P5">Key updates in Version 2.0</text:p>
      <text:list xml:id="list6481155738111271043" text:style-name="L1">
        <text:list-item>
          <text:p text:style-name="P17"><text:span text:style-name="Strong_20_Emphasis"><text:span text:style-name="T3">Syntax Updates:</text:span></text:span><text:span text:style-name="T4"> A number of field names throughout the API responses have been updated to consistently use snake_case. Additionally, when the same data is returned as part of different method responses, e.g., user data, it will be formatted consistently.</text:span></text:p>
        </text:list-item>
        <text:list-item>
          <text:p text:style-name="P17"><text:span text:style-name="Strong_20_Emphasis"><text:span text:style-name="T3">Localizations:</text:span></text:span><text:span text:style-name="T4"> All field names have been standardized to be returned in English only, so the field name will be consistent regardless of which language was requested. Field values may include localizations, depending upon the language requested.</text:span></text:p>
        </text:list-item>
      </text:list>
      <text:p text:style-name="P3"> </text:p>
      <text:h text:style-name="P8" text:outline-level="2"><text:bookmark text:name="authentication"/><text:soft-page-break/>Authentication / Security</text:h>
      <text:p text:style-name="P5">All API requests must be made over https. Note: The partner will need to set a user agent and use api.tripadvisor.com for the API calls to ensure that all requests are sent through.</text:p>
      <text:p text:style-name="P3"> </text:p>
      <text:p text:style-name="P5">Please safeguard your access key. To include it with each request, set it as the value of the X-TripAdvisor-API-Key header. If you need to make API calls from client code, be aware this may expose your key to other scripts and browser extensions on the client.</text:p>
      <text:p text:style-name="P3"> </text:p>
      <text:p text:style-name="P5">TripAdvisor reserves the right to revoke an access key at any time and issue a new one, if a key has leaked or is being misused.</text:p>
      <text:p text:style-name="P3"> </text:p>
      <text:h text:style-name="P8" text:outline-level="2"><text:bookmark text:name="rate_limit"/>Rate Limits</text:h>
      <text:p text:style-name="P5">TripAdvisor sets daily and per-second call limits on each key used to access the Content API. Users of our Content API are set by default to 50 calls/second, and 1,000 calls/day during development and QA. Once approved for launch, the daily calls limit is increased to 10,000.</text:p>
      <text:p text:style-name="P3"> </text:p>
      <text:p text:style-name="P5">The partner API returns an HTTP status code of 429, “too many requests”, when either the per-second or per-day limits are reached. The two cases are distinguished by the error code in the response body. The response body will contain an error message in a JSON object. For the per-second limit, the response body will be like:</text:p>
      <text:p text:style-name="P10">{</text:p>
      <text:p text:style-name="P12"><text:s/><text:span text:style-name="T11">"error": {</text:span></text:p>
      <text:p text:style-name="P12">  <text:span text:style-name="T11">"message": "Maximum number of requests per second exceeded: (Max: 50 per sec)",</text:span></text:p>
      <text:p text:style-name="P12">  <text:span text:style-name="T11">"code": "150",</text:span></text:p>
      <text:p text:style-name="P12">  <text:span text:style-name="T11">"type": "TooManyRequestsException"</text:span></text:p>
      <text:p text:style-name="P12"><text:s/><text:span text:style-name="T11">}</text:span></text:p>
      <text:p text:style-name="P13">}</text:p>
      <text:p text:style-name="P6"> </text:p>
      <text:p text:style-name="P5">For the daily limit, the response body will be like:</text:p>
      <text:p text:style-name="P10">{</text:p>
      <text:p text:style-name="P12"><text:soft-page-break/><text:s/><text:span text:style-name="T11">"error": {</text:span></text:p>
      <text:p text:style-name="P12">  <text:span text:style-name="T11">"message": "Maximum number of daily requests exceeded: (Max: 100000 per day)",</text:span></text:p>
      <text:p text:style-name="P12">  <text:span text:style-name="T11">"code": "151",</text:span></text:p>
      <text:p text:style-name="P12">  <text:span text:style-name="T11">"type": "TooManyRequestsException"</text:span></text:p>
      <text:p text:style-name="P12"><text:s/><text:span text:style-name="T11">}</text:span></text:p>
      <text:p text:style-name="P13">}</text:p>
      <text:h text:style-name="P9" text:outline-level="2"><text:bookmark text:name="caching"/>Caching</text:h>
      <text:p text:style-name="P2">You must update TripAdvisor content daily. TripAdvisor recommends that you cache the content from API responses for 24 hours. This allows your application to show content more quickly if it has been requested before. Caching also reduces the load on TripAdvisor’s content servers. Do not use the API to pre-fetch content for your entire inventory, request only the content you need.</text:p>
      <text:p text:style-name="P2">TripAdvisor has implemented HTTP cache headers.  All TripAdvisor API traffic is routed through a CDN [Content Delivery Network], which can cache the content locally so that it can be served more quickly.  TripAdvisor has added cache control headers to API responses so that they can be cached in the CDN, giving partners who make frequent repeated calls for the same location better response time and less impact on their API call quotas.</text:p>
      <text:p text:style-name="P4"><text:span text:style-name="T4">Most API content is marked as cacheable for one hour.  Any request without a partner-specific query parameter (key or cache-key) will not be cached.  Content in the</text:span><text:a xlink:type="simple" xlink:href="http://developer-tripadvisor.com/connectivity-solutions/review-express-api/" text:style-name="Internet_20_link" text:visited-style-name="Visited_20_Internet_20_Link"><text:span text:style-name="T8"> Review Express API</text:span></text:a><text:span text:style-name="T4"> will not be cached.</text:span></text:p>
      <text:p text:style-name="P2">If you are using the X-TripAdvisor.API-Key header for authentication, we recommend that you add a query parameter cache-key, with the MD5 hash of your partner key as the value.</text:p>
      <text:h text:style-name="P9" text:outline-level="2"><text:bookmark text:name="errors"/>Error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text:span text:style-name="Strong_20_Emphasis"><text:span text:style-name="T1">Error</text:span></text:span></text:p>
          </table:table-cell>
          <table:table-cell table:style-name="Table2.A1" office:value-type="string">
            <text:p text:style-name="P7"><text:span text:style-name="Strong_20_Emphasis"><text:span text:style-name="T1">Code</text:span></text:span></text:p>
          </table:table-cell>
          <table:table-cell table:style-name="Table2.A1" office:value-type="string">
            <text:p text:style-name="P7"><text:span text:style-name="Strong_20_Emphasis"><text:span text:style-name="T1">Description</text:span></text:span></text:p>
          </table:table-cell>
          <table:table-cell table:style-name="Table2.A1" office:value-type="string">
            <text:p text:style-name="P7"><text:span text:style-name="Strong_20_Emphasis"><text:span text:style-name="T1">Sample</text:span></text:span></text:p>
          </table:table-cell>
        </table:table-row>
        <table:table-row>
          <table:table-cell table:style-name="Table2.A1" office:value-type="string">
            <text:p text:style-name="P7">Invalid client key</text:p>
          </table:table-cell>
          <table:table-cell table:style-name="Table2.A1" office:value-type="string">
            <text:p text:style-name="P7">160</text:p>
          </table:table-cell>
          <table:table-cell table:style-name="Table2.A1" office:value-type="string">
            <text:p text:style-name="P7">Your partner key was incorrect</text:p>
          </table:table-cell>
          <table:table-cell table:style-name="Table2.A1" office:value-type="string">
            <text:p text:style-name="P11">{</text:p>
            <text:p text:style-name="P14"><text:s/><text:span text:style-name="T10">"error": {</text:span></text:p>
            <text:p text:style-name="P14">  <text:span text:style-name="T10">"message": "invalid client key: 3cacf",</text:span></text:p>
            <text:p text:style-name="P14"><text:s/> <text:span text:style-name="T10">"code": "160",</text:span></text:p>
            <text:p text:style-name="P14"><text:s/> <text:span text:style-name="T10">"type": "UnauthorizedException"</text:span></text:p>
            <text:p text:style-name="P14"><text:s/><text:span text:style-name="T10">}</text:span></text:p>
            <text:p text:style-name="P15"><text:soft-page-break/>}</text:p>
          </table:table-cell>
        </table:table-row>
        <table:table-row>
          <table:table-cell table:style-name="Table2.A1" office:value-type="string">
            <text:p text:style-name="P7">Too many requests</text:p>
          </table:table-cell>
          <table:table-cell table:style-name="Table2.A1" office:value-type="string">
            <text:p text:style-name="P7">150</text:p>
          </table:table-cell>
          <table:table-cell table:style-name="Table2.A1" office:value-type="string">
            <text:p text:style-name="P7">Maximum requests per second exceeded</text:p>
          </table:table-cell>
          <table:table-cell table:style-name="Table2.A1" office:value-type="string">
            <text:p text:style-name="P11">{</text:p>
            <text:p text:style-name="P14"><text:s/><text:span text:style-name="T10">"error": {</text:span></text:p>
            <text:p text:style-name="P14">  <text:span text:style-name="T10">"message": "Maximum number of requests per second exceeded: (Max: 25 per sec)",</text:span></text:p>
            <text:p text:style-name="P14">  <text:span text:style-name="T10">"code": "150",</text:span></text:p>
            <text:p text:style-name="P14">  <text:span text:style-name="T10">"type": "TooManyRequestsException"</text:span></text:p>
            <text:p text:style-name="P14"><text:s/><text:span text:style-name="T10">}</text:span></text:p>
            <text:p text:style-name="P15">}</text:p>
          </table:table-cell>
        </table:table-row>
        <table:table-row>
          <table:table-cell table:style-name="Table2.A1" office:value-type="string">
            <text:p text:style-name="P7">Too many requests</text:p>
          </table:table-cell>
          <table:table-cell table:style-name="Table2.A1" office:value-type="string">
            <text:p text:style-name="P7">151</text:p>
          </table:table-cell>
          <table:table-cell table:style-name="Table2.A1" office:value-type="string">
            <text:p text:style-name="P7">Maximum requests per day exceeded</text:p>
          </table:table-cell>
          <table:table-cell table:style-name="Table2.A1" office:value-type="string">
            <text:p text:style-name="P16"/>
            <text:p text:style-name="P11">{</text:p>
            <text:p text:style-name="P14"><text:s/><text:span text:style-name="T10">"error": {</text:span></text:p>
            <text:p text:style-name="P14"><text:s/><text:span text:style-name="T10">"message": "Maximum number of daily requests exceeded: (Max: 1000 per day)",</text:span></text:p>
            <text:p text:style-name="P14">  <text:span text:style-name="T10">"code": "151",</text:span></text:p>
            <text:p text:style-name="P14">  <text:span text:style-name="T10">"type": "TooManyRequestsException"</text:span></text:p>
            <text:p text:style-name="P14"><text:s/><text:span text:style-name="T10">}</text:span></text:p>
            <text:p text:style-name="P15">}</text:p>
          </table:table-cell>
        </table:table-row>
        <table:table-row>
          <table:table-cell table:style-name="Table2.A1" office:value-type="string">
            <text:p text:style-name="P7">Invalid location_id</text:p>
          </table:table-cell>
          <table:table-cell table:style-name="Table2.A1" office:value-type="string">
            <text:p text:style-name="P7">101</text:p>
          </table:table-cell>
          <table:table-cell table:style-name="Table2.A1" office:value-type="string">
            <text:p text:style-name="P7">The location_id being passed is not recognized by TripAdvisor</text:p>
          </table:table-cell>
          <table:table-cell table:style-name="Table2.A1" office:value-type="string">
            <text:p text:style-name="P11">{</text:p>
            <text:p text:style-name="P14"><text:s/><text:span text:style-name="T10">"error": {</text:span></text:p>
            <text:p text:style-name="P14"><text:s/><text:span text:style-name="T10">"message": "The location was not found.","code": "101",</text:span></text:p>
            <text:p text:style-name="P14"><text:s/><text:span text:style-name="T10">"type": "NotFoundException"</text:span></text:p>
            <text:p text:style-name="P14"><text:s/><text:span text:style-name="T10">}</text:span></text:p>
            <text:p text:style-name="P15">}</text:p>
          </table:table-cell>
        </table:table-row>
        <table:table-row>
          <table:table-cell table:style-name="Table2.A1" office:value-type="string">
            <text:p text:style-name="P7">Method not found</text:p>
          </table:table-cell>
          <table:table-cell table:style-name="Table2.A1" office:value-type="string">
            <text:p text:style-name="P7">101</text:p>
          </table:table-cell>
          <table:table-cell table:style-name="Table2.A1" office:value-type="string">
            <text:p text:style-name="P7">An invalid connection was requested</text:p>
          </table:table-cell>
          <table:table-cell table:style-name="Table2.A1" office:value-type="string">
            <text:p text:style-name="P11">{</text:p>
            <text:p text:style-name="P14"> <text:span text:style-name="T10">"error": {</text:span></text:p>
            <text:p text:style-name="P14">  <text:span text:style-name="T10">"message": "The method was not found.",</text:span></text:p>
            <text:p text:style-name="P14"><text:soft-page-break/>  <text:span text:style-name="T10">"code": "101",</text:span></text:p>
            <text:p text:style-name="P14">  <text:span text:style-name="T10">"type": "NotFoundException"</text:span></text:p>
            <text:p text:style-name="P14"> <text:span text:style-name="T10">}</text:span></text:p>
            <text:p text:style-name="P15">}</text:p>
          </table:table-cell>
        </table:table-row>
        <table:table-row>
          <table:table-cell table:style-name="Table2.A1" office:value-type="string">
            <text:p text:style-name="P7">Invalid connection</text:p>
          </table:table-cell>
          <table:table-cell table:style-name="Table2.A1" office:value-type="string">
            <text:p text:style-name="P7">120</text:p>
          </table:table-cell>
          <table:table-cell table:style-name="Table2.A1" office:value-type="string">
            <text:p text:style-name="P7">The location_id passed is not valid for this connection</text:p>
          </table:table-cell>
          <table:table-cell table:style-name="Table2.A1" office:value-type="string">
            <text:p text:style-name="P11">{</text:p>
            <text:p text:style-name="P14"><text:s/><text:span text:style-name="T10">"error": {</text:span></text:p>
            <text:p text:style-name="P14">  <text:span text:style-name="T10">"message": "Cannot view this connection at this level.",</text:span></text:p>
            <text:p text:style-name="P14">  <text:span text:style-name="T10">"code": "120",</text:span></text:p>
            <text:p text:style-name="P14">  <text:span text:style-name="T10">"type": "BadRequestException"</text:span></text:p>
            <text:p text:style-name="P14"> <text:span text:style-name="T10">}</text:span></text:p>
            <text:p text:style-name="P15">}</text:p>
          </table:table-cell>
        </table:table-row>
      </table:table>
      <text:p text:style-name="P4"><text:span text:style-name="Emphasis"><text:span text:style-name="T5"> </text:span></text:span></text:p>
      <text:p text:style-name="Text_20_body"><text:line-break/><text:span text:style-name="T9">/location_mapper</text:span></text:p>
      <text:p text:style-name="P2">The /location_mapper call allows Content API users to map their existing property IDs to TripAdvisor Location IDs, which can be used in /location API calls. Some key differences from regular Content API calls are:</text:p>
      <text:list xml:id="list1082721784708718037" text:style-name="L2">
        <text:list-item>
          <text:p text:style-name="P22"><text:span text:style-name="T4">Users may access the /location_mapper call by providing </text:span><text:span text:style-name="Strong_20_Emphasis"><text:span text:style-name="T3">their API key appended with "-mapper"</text:span></text:span><text:span text:style-name="T4">. </text:span></text:p>
        </text:list-item>
        <text:list-item>
          <text:p text:style-name="P22"><text:span text:style-name="T4">This mapping-specific key has limits of </text:span><text:span text:style-name="Strong_20_Emphasis"><text:span text:style-name="T3">25,000 API calls per day</text:span></text:span><text:span text:style-name="T4"> and </text:span><text:span text:style-name="Strong_20_Emphasis"><text:span text:style-name="T3">100 API calls per second</text:span></text:span><text:span text:style-name="T4">. This is to allow users with many properties to write automated scripts which will map their property IDs to TripAdvisor Location IDs in a short amount of time. </text:span></text:p>
        </text:list-item>
        <text:list-item>
          <text:p text:style-name="P23">Locations must be submitted one at a time, as in the example below. This call does not support multi-get.</text:p>
        </text:list-item>
      </text:list>
      <text:h text:style-name="P32" text:outline-level="3">Request</text:h>
      <text:p text:style-name="P2">http://api.tripadvisor.com/api/partner/2.0/location_mapper/42.344978,-71.119030?key=&lt;CONTENT API KEY HERE&gt;-mapper&amp;category=hotels&amp;q=Beacon%20Townhouse%20Inn%201023</text:p>
      <text:h text:style-name="P32" text:outline-level="3"><text:soft-page-break/>Options</text:h>
      <table:table table:name="Table6" table:style-name="Table6">
        <table:table-column table:style-name="Table6.A"/>
        <table:table-column table:style-name="Table6.B"/>
        <table:table-row>
          <table:table-cell table:style-name="Table6.A1" office:value-type="string">
            <text:p text:style-name="P27">Name</text:p>
          </table:table-cell>
          <table:table-cell table:style-name="Table6.B1" office:value-type="string">
            <text:p text:style-name="P27">Description</text:p>
          </table:table-cell>
        </table:table-row>
        <table:table-row>
          <table:table-cell table:style-name="Table6.A2" office:value-type="string">
            <text:p text:style-name="Table_20_Contents">category</text:p>
          </table:table-cell>
          <table:table-cell table:style-name="Table6.A2" office:value-type="string">
            <text:p text:style-name="Table_20_Contents">Filters result set based on property type. Valid options are: "hotels", "attractions", and "restaurants". </text:p>
          </table:table-cell>
        </table:table-row>
        <table:table-row>
          <table:table-cell table:style-name="Table6.A2" office:value-type="string">
            <text:p text:style-name="Table_20_Contents">q</text:p>
          </table:table-cell>
          <table:table-cell table:style-name="Table6.A2" office:value-type="string">
            <text:p text:style-name="Table_20_Contents">Query string for narrowing searches. Recommended to use property name.</text:p>
          </table:table-cell>
        </table:table-row>
      </table:table>
      <text:h text:style-name="P32" text:outline-level="3">Response</text:h>
      <text:p text:style-name="P28">{</text:p>
      <text:p text:style-name="P30"><text:s text:c="2"/><text:span text:style-name="T11">"data": [</text:span></text:p>
      <text:p text:style-name="P30"><text:s text:c="4"/><text:span text:style-name="T11">{</text:span></text:p>
      <text:p text:style-name="P30"><text:s text:c="6"/><text:span text:style-name="T11">"location_id": "258730",</text:span></text:p>
      <text:p text:style-name="P30"><text:s text:c="6"/><text:span text:style-name="T11">"name": "Beacon Townhouse Inn 1023",</text:span></text:p>
      <text:p text:style-name="P30"><text:s text:c="6"/><text:span text:style-name="T11">"distance": "0.5806475395682301",</text:span></text:p>
      <text:p text:style-name="P30"><text:s text:c="6"/><text:span text:style-name="T11">"bearing": "east",</text:span></text:p>
      <text:p text:style-name="P30"><text:s text:c="6"/><text:span text:style-name="T11">"address_obj": {</text:span></text:p>
      <text:p text:style-name="P30"><text:s text:c="8"/><text:span text:style-name="T11">"street1": "1023 Beacon Street",</text:span></text:p>
      <text:p text:style-name="P30"><text:s text:c="8"/><text:span text:style-name="T11">"street2": "",</text:span></text:p>
      <text:p text:style-name="P30"><text:s text:c="8"/><text:span text:style-name="T11">"city": "Brookline",</text:span></text:p>
      <text:p text:style-name="P30"><text:s text:c="8"/><text:span text:style-name="T11">"state": "Massachusetts",</text:span></text:p>
      <text:p text:style-name="P30"><text:s text:c="8"/><text:span text:style-name="T11">"country": "United States",</text:span></text:p>
      <text:p text:style-name="P30"><text:s text:c="8"/><text:span text:style-name="T11">"postalcode": "02446",</text:span></text:p>
      <text:p text:style-name="P30"><text:s text:c="8"/><text:span text:style-name="T11">"address_string": "1023 Beacon Street, Brookline, MA 02446"</text:span></text:p>
      <text:p text:style-name="P30"><text:s text:c="6"/><text:span text:style-name="T11">}</text:span></text:p>
      <text:p text:style-name="P30"><text:s text:c="4"/><text:span text:style-name="T11">}</text:span></text:p>
      <text:p text:style-name="P30"><text:s text:c="2"/><text:span text:style-name="T11">]</text:span></text:p>
      <text:p text:style-name="P31">}</text:p>
      <text:h text:style-name="P32" text:outline-level="3">Properties</text:h>
      <table:table table:name="Table7" table:style-name="Table7">
        <table:table-column table:style-name="Table7.A"/>
        <table:table-column table:style-name="Table7.B"/>
        <table:table-row>
          <table:table-cell table:style-name="Table7.A1" office:value-type="string">
            <text:p text:style-name="P27">Name</text:p>
          </table:table-cell>
          <table:table-cell table:style-name="Table7.B1" office:value-type="string">
            <text:p text:style-name="P27">Description</text:p>
          </table:table-cell>
        </table:table-row>
        <text:soft-page-break/>
        <table:table-row>
          <table:table-cell table:style-name="Table7.A2" office:value-type="string">
            <text:p text:style-name="Table_20_Contents">location_id</text:p>
          </table:table-cell>
          <table:table-cell table:style-name="Table7.A2" office:value-type="string">
            <text:p text:style-name="Table_20_Contents">The TripAdvisor Location ID - to use in any /location API calls.</text:p>
          </table:table-cell>
        </table:table-row>
        <table:table-row>
          <table:table-cell table:style-name="Table7.A2" office:value-type="string">
            <text:p text:style-name="Table_20_Contents">name</text:p>
          </table:table-cell>
          <table:table-cell table:style-name="Table7.A2" office:value-type="string">
            <text:p text:style-name="Table_20_Contents">Property name.</text:p>
          </table:table-cell>
        </table:table-row>
        <table:table-row>
          <table:table-cell table:style-name="Table7.A2" office:value-type="string">
            <text:p text:style-name="Table_20_Contents">address_obj</text:p>
          </table:table-cell>
          <table:table-cell table:style-name="Table7.A2" office:value-type="string">
            <text:p text:style-name="Table_20_Contents">Object consisting of various address data.</text:p>
          </table:table-cell>
        </table:table-row>
        <table:table-row>
          <table:table-cell table:style-name="Table7.A2" office:value-type="string">
            <text:p text:style-name="Table_20_Contents">distance</text:p>
          </table:table-cell>
          <table:table-cell table:style-name="Table7.A2" office:value-type="string">
            <text:p text:style-name="Table_20_Contents">Distance, in miles, this location is from the passed in Lat/Long parameters.</text:p>
          </table:table-cell>
        </table:table-row>
        <table:table-row>
          <table:table-cell table:style-name="Table7.A2" office:value-type="string">
            <text:p text:style-name="Table_20_Contents">bearing</text:p>
          </table:table-cell>
          <table:table-cell table:style-name="Table7.A2" office:value-type="string">
            <text:p text:style-name="P25">Direction this location is from the passed in Lat/Long parameters.</text:p>
          </table:table-cell>
        </table:table-row>
      </table:table>
      <text:p text:style-name="P3"> </text:p>
      <text:h text:style-name="P32" text:outline-level="3">Recommended Practices</text:h>
      <text:p text:style-name="P2">Best results may come from using the category parameter (e.g. "hotels") and passing exact property name into the query parameter. Additionally, the API call does not include any auto-correction, so if you are having trouble getting the correct property returned, be sure to check spelling.</text:p>
      <text:p text:style-name="P2">It is recommended that users review all matched TripAdvisor Location IDs with their own list of propery IDs, and store them in a database once confirmed. This allows the user to access a list of confirmed Location IDs instead of relying on the accuracy of the /location_mapper call, which may not always return the desired result, before making a /location call. If you are unable to obtain certain Location IDs using the /location_mapper call, you can also manually check the property's TripAdvisor URL - the Location ID is the number located immediately following the letter "d" in the URL:</text:p>
      <text:p text:style-name="P29"><text:span text:style-name="T6">http://www.tripadvisor.com/Hotel_Review-g60745-d</text:span><text:span text:style-name="Strong_20_Emphasis"><text:span text:style-name="T7">258705</text:span></text:span><text:span text:style-name="T6">-Reviews-Hotel_Commonwealth-Boston_Massachusetts.html</text:span></text:p>
      <text:p text:style-name="P3"> </text:p>
      <text:p text:style-name="P2">TripAdvisor provides the /location_mapper call as-is, and, as with the rest of the Content API, does not provide any official suppor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6:52:09.764542003</meta:creation-date>
    <dc:date>2018-03-17T18:14:47.718831378</dc:date>
    <meta:editing-duration>PT1M27S</meta:editing-duration>
    <meta:editing-cycles>2</meta:editing-cycles>
    <meta:generator>LibreOffice/5.1.6.2$Linux_X86_64 LibreOffice_project/10m0$Build-2</meta:generator>
    <meta:document-statistic meta:table-count="7" meta:image-count="0" meta:object-count="0" meta:page-count="15" meta:paragraph-count="447" meta:word-count="2335" meta:character-count="17444" meta:non-whitespace-character-count="14701"/>
  </office:meta>
</office:document-meta>
</file>